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justify" style:justify-single-word="false"/>
    </style:style>
    <style:style style:name="P2" style:family="paragraph" style:parent-style-name="Standard" style:list-style-name="L2">
      <style:paragraph-properties fo:line-height="150%" fo:text-align="justify" style:justify-single-word="false"/>
    </style:style>
    <style:style style:name="P3" style:family="paragraph" style:parent-style-name="Standard">
      <style:paragraph-properties fo:line-height="150%" fo:text-align="justify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paragraph-properties fo:line-height="150%" fo:text-align="justify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6" style:family="paragraph" style:parent-style-name="Standard">
      <style:paragraph-properties fo:line-height="150%" fo:text-align="justify" style:justify-single-word="false"/>
      <style:text-properties fo:font-weight="bold" style:font-weight-asian="bold" style:font-weight-complex="bold"/>
    </style:style>
    <style:style style:name="T1" style:family="text">
      <style:text-properties fo:font-weight="norma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2pt" fo:font-weight="normal" style:font-size-asian="12pt" style:font-weight-asian="normal" style:font-size-complex="12pt" style:font-weight-complex="normal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language="none" fo:country="none"/>
    </style:style>
    <style:style style:name="T6" style:family="text">
      <style:text-properties style:font-weight-asian="normal"/>
    </style:style>
    <style:style style:name="T7" style:family="text">
      <style:text-properties style:font-weight-complex="normal"/>
    </style:style>
    <style:style style:name="T8" style:family="text">
      <style:text-properties style:font-name="Times New Roman1" fo:font-size="12pt" fo:font-weight="normal" style:font-name-asian="Times New Roman1" style:font-size-asian="12pt" style:font-weight-asian="normal" style:font-name-complex="Times New Roman1" style:font-size-complex="12pt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SSU RMS</text:p>
      <text:p text:style-name="P3">Last Updated:<text:span text:style-name="T2"> July 4, 2010</text:span></text:p>
      <text:p text:style-name="P3"><text:span text:style-name="T2"/></text:p>
      <text:p text:style-name="P3">IK Algorithm</text:p>
      <text:p text:style-name="P4">This calculates all joint angles given the EE position, direction and rot vectors.</text:p>
      <text:p text:style-name="P4">Reference frame:</text:p>
      <text:p text:style-name="Standard"><text:span text:style-name="T2"><text:tab/></text:span><text:span text:style-name="T5">+X: Towards orbiter tail</text:span></text:p>
      <text:p text:style-name="Standard"><text:tab/>+Y: Towards port side (right from aft windows)</text:p>
      <text:p text:style-name="Standard"><text:span text:style-name="T5"><text:tab/>+Z: Up</text:span> </text:p>
      <text:p text:style-name="Standard">In the stowed position, the SP, EP and WP joints rotate around the Y-axis; the SY and WY joints rotate around the Z-axis; the WY joint rotates around the X-axis.</text:p>
      <text:p text:style-name="Standard"/>
      <text:list xml:id="list35406330" text:style-name="L2">
        <text:list-item>
          <text:p text:style-name="P2"><text:span text:style-name="T3">Subtract direction vector (multiplied by WY-EE distance) to get target WY joint.</text:span></text:p>
        </text:list-item>
        <text:list-item>
          <text:p text:style-name="P2"><text:span text:style-name="T3">All booms between shoulder joint and WY joint are in a plane. Calculate normal to boom plane.</text:span></text:p>
        </text:list-item>
        <text:list-item>
          <text:p text:style-name="P2"><text:span text:style-name="T3">SY angle is angle between boom plane and x-axis.</text:span></text:p>
        </text:list-item>
        <text:list-item>
          <text:p text:style-name="P2"><text:span text:style-name="T3">WY angle is complementary with angle between EE dir and normal to boom plane.</text:span></text:p>
        </text:list-item>
        <text:list-item>
          <text:p text:style-name="P2"><text:span text:style-name="T3">The WP_Normal vector is the cross product of the EE dir vector and the boom plane normal vector. The angle between the WP_Normal vector and the z-axis is the EE pitch angle (WP+EP+SP). If the WY angle is 90</text:span><text:span text:style-name="T8">°</text:span><text:span text:style-name="T3"> (cross product is 0), the EE pitch angle is kept constant (i.e. The same as last timestep).</text:span></text:p>
        </text:list-item>
        <text:list-item>
          <text:p text:style-name="P2"><text:span text:style-name="T3">WR angle is the angle between the WP_Normal vector and the EE rot vector.</text:span></text:p>
        </text:list-item>
        <text:list-item>
          <text:p text:style-name="P2"><text:span text:style-name="T3">From WY position, boom plane and EE pitch angle, calculate target WP position.</text:span></text:p>
        </text:list-item>
        <text:list-item>
          <text:p text:style-name="P2"><text:span text:style-name="T3">SP joint (coordinate frame origin), EP joint and WP joint form a triangle where the lengths of all 3 sides are known. Use cosine law to calculate SP and EP angles.</text:span></text:p>
        </text:list-item>
        <text:list-item>
          <text:p text:style-name="P2"><text:span text:style-name="T3">Calculate the WP angle.</text:span></text:p>
        </text:list-item>
      </text:list>
      <text:p text:style-name="P1"><text:span text:style-name="T3"/></text:p>
      <text:p text:style-name="P6"><text:span text:style-name="T4">Calculating EE position</text:span></text:p>
      <text:p text:style-name="P6"><text:span text:style-name="T3">During single joint maneuvers, Orbiter's default calculations (rotation of VECTOR3 as part of the animation) is used to calculate the EE pos/dir/rot vectors. During IK maneuvers, the EE pos/dir/rot vectors are updated to the target values at each timestep. The position displayed on Panel A8 is always the value calculated by Orbiter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03H37M15S</meta:editing-duration>
    <meta:editing-cycles>12</meta:editing-cycles>
    <meta:generator>OpenOffice.org/3.2$Win32 OpenOffice.org_project/320m12$Build-9483</meta:generator>
    <dc:date>2010-07-04T18:22:00.76</dc:date>
    <meta:document-statistic meta:table-count="0" meta:image-count="0" meta:object-count="0" meta:page-count="1" meta:paragraph-count="20" meta:word-count="302" meta:character-count="1693"/>
    <meta:user-defined meta:name="Info 1"/>
    <meta:user-defined meta:name="Info 2"/>
    <meta:user-defined meta:name="Info 3"/>
    <meta:user-defined meta:name="Info 4"/>
  </office:meta>
</office:document-meta>
</file>